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DATA VISUALISER REHYDRATION CHECKLIST ===</text:p>
      <text:p text:style-name="Standard"/>
      <text:p text:style-name="Standard">1. Documentation</text:p>
      <text:p text:style-name="Standard"><text:s text:c="3"/>[ ] Upload updated Project Bible</text:p>
      <text:p text:style-name="Standard"><text:s text:c="3"/>[ ] Upload updated Architectural Overview</text:p>
      <text:p text:style-name="Standard"/>
      <text:p text:style-name="Standard">2. Project Structure</text:p>
      <text:p text:style-name="Standard"><text:s text:c="3"/>[ ] Upload folder tree (project file list)</text:p>
      <text:p text:style-name="Standard"><text:s text:c="3"/>[ ] Upload .dgml (dependency graph)</text:p>
      <text:p text:style-name="Standard"/>
      <text:p text:style-name="Standard">3. Core Files</text:p>
      <text:p text:style-name="Standard"><text:s text:c="3"/>[ ] MainWindow.xaml</text:p>
      <text:p text:style-name="Standard"><text:s text:c="3"/>[ ] MainWindow.xaml.cs</text:p>
      <text:p text:style-name="Standard"><text:s text:c="3"/>[ ] MainWindowViewModel.cs</text:p>
      <text:p text:style-name="Standard"/>
      <text:p text:style-name="Standard">4. Supporting Files</text:p>
      <text:p text:style-name="Standard"><text:s text:c="3"/>[ ] MetricState.cs</text:p>
      <text:p text:style-name="Standard"><text:s text:c="3"/>[ ] ChartState.cs</text:p>
      <text:p text:style-name="Standard"><text:s text:c="3"/>[ ] UiState.cs</text:p>
      <text:p text:style-name="Standard"><text:s text:c="3"/>[ ] ViewModelEvents.cs</text:p>
      <text:p text:style-name="Standard"><text:s text:c="3"/>[ ] SubtypeSelectorManager.cs</text:p>
      <text:p text:style-name="Standard"/>
      <text:p text:style-name="Standard">5. Engine / Service Files</text:p>
      <text:p text:style-name="Standard"><text:s text:c="3"/>[ ] ChartComputationEngine.cs</text:p>
      <text:p text:style-name="Standard"><text:s text:c="3"/>[ ] ChartRenderEngine.cs</text:p>
      <text:p text:style-name="Standard"><text:s text:c="3"/>[ ] ChartUpdateCoordinator.cs</text:p>
      <text:p text:style-name="Standard"><text:s text:c="3"/>[ ] WeeklyDistributionService.cs</text:p>
      <text:p text:style-name="Standard"><text:s text:c="3"/>[ ] MetricSelectionService.cs</text:p>
      <text:p text:style-name="Standard"/>
      <text:p text:style-name="Standard">6. Configuration</text:p>
      <text:p text:style-name="Standard"><text:s text:c="3"/>[ ] app.config (only if modified)</text:p>
      <text:p text:style-name="Standard"><text:s text:c="3"/>[ ] other runtime resources (if any)</text:p>
      <text:p text:style-name="Standard"/>
      <text:p text:style-name="Standard">7. Metadata</text:p>
      <text:p text:style-name="Standard"><text:s text:c="3"/>[ ] State current phase (5D complete)</text:p>
      <text:p text:style-name="Standard"><text:s text:c="3"/>[ ] Notes on Cursor modifications (if any)</text:p>
      <text:p text:style-name="Standard"/>
      <text:p text:style-name="Standard">After upload:</text:p>
      <text:p text:style-name="Standard"><text:s text:c="3"/>→ AI performs full rehydration</text:p>
      <text:p text:style-name="Standard"><text:s text:c="3"/>→ Verifies architecture integrity</text:p>
      <text:p text:style-name="Standard"><text:s text:c="3"/>→ Flags issues</text:p>
      <text:p text:style-name="Standard"><text:s text:c="3"/>→ Rebuilds project understanding</text:p>
      <text:p text:style-name="Standard"><text:s text:c="3"/>→ Produces updated docs</text:p>
      <text:p text:style-name="Standard"><text:s text:c="3"/>→ Confirms readiness for Phase 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2:25:17.366361600</meta:creation-date>
    <dc:date>2025-12-08T12:25:22.699758800</dc:date>
    <meta:editing-duration>PT6S</meta:editing-duration>
    <meta:editing-cycles>1</meta:editing-cycles>
    <meta:document-statistic meta:table-count="0" meta:image-count="0" meta:object-count="0" meta:page-count="1" meta:paragraph-count="36" meta:word-count="147" meta:character-count="1031" meta:non-whitespace-character-count="839"/>
    <meta:generator>LibreOffice/25.2.7.2$Windows_X86_64 LibreOffice_project/5cbfd1ab6520636bb5f7b99185aa69bd7456825d</meta:generator>
  </office:meta>
</office:document-meta>
</file>